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8847733ED2C9088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size-asian="2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margin-top="0.1cm" fo:margin-bottom="0cm"/>
      <style:text-properties fo:font-size="24pt" style:font-size-asian="24pt" style:font-size-complex="24pt"/>
    </style:style>
    <style:style style:name="P6" style:family="paragraph">
      <style:paragraph-properties fo:margin-top="0.2cm" fo:margin-bottom="0cm"/>
      <style:text-properties fo:font-size="16pt" style:font-size-asian="16pt" style:font-size-complex="16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paragraph-properties fo:margin-top="0.2cm" fo:margin-bottom="0cm"/>
      <style:text-properties fo:font-size="20pt" style:font-size-asian="20pt" style:font-size-complex="20pt"/>
    </style:style>
    <style:style style:name="P9" style:family="paragraph">
      <style:text-properties fo:font-size="20pt" style:font-size-asian="20pt" style:font-size-complex="20pt"/>
    </style:style>
    <style:style style:name="T1" style:family="text">
      <style:text-properties style:font-size-asian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Noto Mono" fo:font-size="24pt" style:font-size-asian="24pt" style:font-size-complex="2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实践任务</text:span><text:span text:style-name="T1">11</text:span><text:span text:style-name="T1">：自测练习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概要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实践时长：2课时。</text:p>
              </text:list-item>
              <text:list-item>
                <text:p>主要涉及：Linux整体使用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测试题</text:p>
          </draw:text-box>
        </draw:frame>
        <draw:frame presentation:style-name="pr4" draw:text-style-name="P4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4"><text:span text:style-name="T2">1. </text:span><text:span text:style-name="T2">显示</text:span><text:span text:style-name="T2">tmp</text:span><text:span text:style-name="T2">目录所有文件，包括隐藏文件</text:span><text:span text:style-name="T2">________</text:span><text:span text:style-name="T2">。</text:span></text:p>
              </text:list-item>
              <text:list-item>
                <text:p text:style-name="P4"><text:span text:style-name="T2">2. </text:span><text:span text:style-name="T2">查看</text:span><text:span text:style-name="T2">a</text:span><text:span text:style-name="T2">目录中文件的权限，包括隐藏文件</text:span><text:span text:style-name="T2">________</text:span><text:span text:style-name="T2">。</text:span></text:p>
              </text:list-item>
              <text:list-item>
                <text:p text:style-name="P4"><text:span text:style-name="T2">3. </text:span><text:span text:style-name="T2">显示所有进程</text:span><text:span text:style-name="T2">________</text:span><text:span text:style-name="T2">。</text:span></text:p>
              </text:list-item>
              <text:list-item>
                <text:p text:style-name="P4"><text:span text:style-name="T2">4. </text:span><text:span text:style-name="T2">终断</text:span><text:span text:style-name="T2">PID</text:span><text:span text:style-name="T2">为</text:span><text:span text:style-name="T2">1234</text:span><text:span text:style-name="T2">的进程</text:span><text:span text:style-name="T2">________</text:span><text:span text:style-name="T2">。</text:span></text:p>
              </text:list-item>
              <text:list-item>
                <text:p text:style-name="P4"><text:span text:style-name="T2">5. </text:span><text:span text:style-name="T2">目录</text:span><text:span text:style-name="T2">x</text:span><text:span text:style-name="T2">的所属用户改为</text:span><text:span text:style-name="T2">albert</text:span><text:span text:style-name="T2">，用户组不变</text:span><text:span text:style-name="T2">_______</text:span><text:span text:style-name="T2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测试题</text:p>
          </draw:text-box>
        </draw:frame>
        <draw:frame presentation:style-name="pr4" draw:text-style-name="P4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4"><text:span text:style-name="T2">6. </text:span><text:span text:style-name="T2">使用管道组合命令根据关键字</text:span><text:span text:style-name="T2">ssh</text:span><text:span text:style-name="T2">查找进程</text:span><text:span text:style-name="T2">_________</text:span><text:span text:style-name="T2">。</text:span></text:p>
              </text:list-item>
              <text:list-item>
                <text:p text:style-name="P4"><text:span text:style-name="T2">7. </text:span><text:span text:style-name="T2">递归查看</text:span><text:span text:style-name="T2">a</text:span><text:span text:style-name="T2">目录中的文件</text:span><text:span text:style-name="T2">________</text:span><text:span text:style-name="T2">。</text:span></text:p>
              </text:list-item>
              <text:list-item>
                <text:p text:style-name="P4"><text:span text:style-name="T2">8. </text:span><text:span text:style-name="T2">后台任务编号为</text:span><text:span text:style-name="T2">2</text:span><text:span text:style-name="T2">，转到前台继续执行</text:span><text:span text:style-name="T2">________</text:span><text:span text:style-name="T2">。</text:span></text:p>
              </text:list-item>
              <text:list-item>
                <text:p text:style-name="P4"><text:span text:style-name="T2">9. </text:span><text:span text:style-name="T2">对目标文件</text:span><text:span text:style-name="T2">zx</text:span><text:span text:style-name="T2">创建符号链接</text:span><text:span text:style-name="T2">zy________</text:span><text:span text:style-name="T2">。</text:span></text:p>
              </text:list-item>
              <text:list-item>
                <text:p text:style-name="P4"><text:span text:style-name="T2">10. </text:span><text:span text:style-name="T2">文件</text:span><text:span text:style-name="T2">ax</text:span><text:span text:style-name="T2">的权限改为</text:span><text:span text:style-name="T2">rwxr-xr-- __________</text:span><text:span text:style-name="T2">。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测试题</text:p>
          </draw:text-box>
        </draw:frame>
        <draw:frame presentation:style-name="pr4" draw:text-style-name="P4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4"><text:span text:style-name="T2">11. </text:span><text:span text:style-name="T2">获取</text:span><text:span text:style-name="T2">CPU</text:span><text:span text:style-name="T2">信息并保存到文件</text:span><text:span text:style-name="T2">mycpu</text:span><text:span text:style-name="T2">（ <text:s text:c="3"/>）。</text:span></text:p>
                <text:p text:style-name="P4"><text:span text:style-name="T2"><text:s text:c="2"/></text:span><text:span text:style-name="T2">A. cat /proc/meminfo &gt; mycpu</text:span></text:p>
                <text:p text:style-name="P4"><text:span text:style-name="T2"><text:s text:c="2"/></text:span><text:span text:style-name="T2">B. cat /proc/cpuinfo | less mycpu</text:span></text:p>
                <text:p text:style-name="P4"><text:span text:style-name="T2"><text:s text:c="2"/></text:span><text:span text:style-name="T2">C. echo /proc/cpuinfo &gt; mycpu</text:span></text:p>
                <text:p text:style-name="P4"><text:span text:style-name="T2"><text:s text:c="2"/></text:span><text:span text:style-name="T2">D. cat /proc/cpuinfo &gt; mycpu</text:span></text:p>
                <text:p text:style-name="P4"><text:span text:style-name="T2"><text:s text:c="2"/></text:span><text:span text:style-name="T2">E. cat /proc/cpuinfo | mycpu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测试题</text:p>
          </draw:text-box>
        </draw:frame>
        <draw:frame presentation:style-name="pr4" draw:text-style-name="P5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 text:style-name="P5"><text:span text:style-name="T2">12. </text:span><text:span text:style-name="T2">关于硬链接的描述，正确的是 （ <text:s text:c="3"/>）。（多选）</text:span></text:p>
                <text:p text:style-name="P5"><text:span text:style-name="T2"><text:s text:c="2"/></text:span><text:span text:style-name="T2">A. </text:span><text:span text:style-name="T2">硬链接创建了新的文件。</text:span></text:p>
                <text:p text:style-name="P5"><text:span text:style-name="T2"><text:s text:c="2"/></text:span><text:span text:style-name="T2">B. </text:span><text:span text:style-name="T2">硬链接不能跨分区和磁盘。</text:span></text:p>
                <text:p text:style-name="P5"><text:span text:style-name="T2"><text:s text:c="2"/></text:span><text:span text:style-name="T2">C. </text:span><text:span text:style-name="T2">使用</text:span><text:span text:style-name="T2">ln</text:span><text:span text:style-name="T2">可以对目录创建硬链接。</text:span></text:p>
                <text:p text:style-name="P5"><text:span text:style-name="T2"><text:s text:c="2"/></text:span><text:span text:style-name="T2">D. </text:span><text:span text:style-name="T2">删除文件只是让文件的硬链接计数减</text:span><text:span text:style-name="T2">1,</text:span></text:p>
                <text:p text:style-name="P5"><text:span text:style-name="T2"><text:s text:c="12"/></text:span><text:span text:style-name="T2">当链接计数为</text:span><text:span text:style-name="T2">0</text:span><text:span text:style-name="T2">会真正的删除文件。</text:span></text:p>
                <text:p text:style-name="P5"><text:span text:style-name="T2"><text:s text:c="2"/></text:span><text:span text:style-name="T2">E. </text:span><text:span text:style-name="T2">文件的硬链接数不能超过</text:span><text:span text:style-name="T2">2</text:span><text:span text:style-name="T2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测试题</text:p>
          </draw:text-box>
        </draw:frame>
        <draw:frame presentation:style-name="pr4" draw:text-style-name="P4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4"><text:span text:style-name="T2">13. </text:span></text:p>
              </text:list-item>
              <text:list-item>
                <text:p text:style-name="P4"><text:span text:style-name="T2">运行命令：</text:span></text:p>
                <text:p text:style-name="P4"><text:span text:style-name="T3">find / -iname *gnome* | grep ‘\.png$’ | wc -l</text:span></text:p>
              </text:list-item>
              <text:list-item>
                <text:p text:style-name="P4"><text:span text:style-name="T2">请描述</text:span><text:span text:style-name="T2">shell</text:span><text:span text:style-name="T2">运行命令的过程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答案</text:p>
          </draw:text-box>
        </draw:frame>
        <draw:frame presentation:style-name="pr4" draw:text-style-name="P7" draw:layer="layout" svg:width="25.199cm" svg:height="9.315cm" svg:x="1.4cm" svg:y="3.685cm" presentation:class="outline" presentation:user-transformed="true">
          <draw:text-box>
            <text:list text:style-name="L2">
              <text:list-item>
                <text:p text:style-name="P6"><text:span text:style-name="T4">1. ls -a</text:span></text:p>
              </text:list-item>
              <text:list-item>
                <text:p text:style-name="P6"><text:span text:style-name="T4">2. ls -l -a</text:span><text:span text:style-name="T4">或</text:span><text:span text:style-name="T4">ls -al</text:span></text:p>
              </text:list-item>
              <text:list-item>
                <text:p text:style-name="P6"><text:span text:style-name="T4">3. ps -e</text:span></text:p>
              </text:list-item>
              <text:list-item>
                <text:p text:style-name="P6"><text:span text:style-name="T4">4. kill 1234</text:span></text:p>
              </text:list-item>
              <text:list-item>
                <text:p text:style-name="P6"><text:span text:style-name="T4">5. chown albert: x</text:span></text:p>
              </text:list-item>
              <text:list-item>
                <text:p text:style-name="P6"><text:span text:style-name="T4">6. ps -e | grep ssh</text:span></text:p>
              </text:list-item>
              <text:list-item>
                <text:p text:style-name="P6"><text:span text:style-name="T4">7. ls -R a/</text:span></text:p>
              </text:list-item>
              <text:list-item>
                <text:p text:style-name="P6"><text:span text:style-name="T4">8. fg 2</text:span></text:p>
              </text:list-item>
              <text:list-item>
                <text:p text:style-name="P6"><text:span text:style-name="T4">9. ln -s zx zy</text:span></text:p>
              </text:list-item>
              <text:list-item>
                <text:p text:style-name="P6"><text:span text:style-name="T4">10. chmod 754 ax </text:span><text:span text:style-name="T4">或 </text:span><text:span text:style-name="T4">chmod u=rwx,g=rx,o=r ax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答案</text:p>
          </draw:text-box>
        </draw:frame>
        <draw:frame presentation:style-name="pr4" draw:text-style-name="P9" draw:layer="layout" svg:width="25.199cm" svg:height="9.315cm" svg:x="1.4cm" svg:y="3.685cm" presentation:class="outline" presentation:user-transformed="true">
          <draw:text-box>
            <text:list text:style-name="L2">
              <text:list-item>
                <text:p text:style-name="P8"><text:span text:style-name="T5">11. D</text:span></text:p>
              </text:list-item>
              <text:list-item>
                <text:p text:style-name="P8"><text:span text:style-name="T5">12. BD</text:span></text:p>
              </text:list-item>
              <text:list-item>
                <text:p text:style-name="P8"><text:span text:style-name="T5">13. shell</text:span><text:span text:style-name="T5">解析命令后，会创建两个管道，并创建</text:span><text:span text:style-name="T5">3</text:span><text:span text:style-name="T5">个子进程，第一个进</text:span><text:span text:style-name="T5">程输出重定向到管道</text:span><text:span text:style-name="T5">1,</text:span><text:span text:style-name="T5">第二个进程输入重定向到管道</text:span><text:span text:style-name="T5">1,</text:span><text:span text:style-name="T5">输出重定向到管道</text:span><text:span text:style-name="T5">2,</text:span><text:span text:style-name="T5">第三个进程输入重定向到管道</text:span><text:span text:style-name="T5">2</text:span><text:span text:style-name="T5">。然后</text:span><text:span text:style-name="T5">3</text:span><text:span text:style-name="T5">个进程分别运行命令</text:span><text:span text:style-name="T5">find / -</text:span><text:span text:style-name="T5">iname *gnome*</text:span><text:span text:style-name="T5">、</text:span><text:span text:style-name="T5">grep ‘\.png$’</text:span><text:span text:style-name="T5">、</text:span><text:span text:style-name="T5">wc -l</text:span><text:span text:style-name="T5">。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8847733ED2C9088C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1c1c1c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19-06-11T14:57:44.354789110</dc:date>
    <meta:editing-duration>PT3H45S</meta:editing-duration>
    <meta:editing-cycles>113</meta:editing-cycles>
    <meta:generator>LibreOffice/6.0.7.3$Linux_X86_64 LibreOffice_project/00m0$Build-3</meta:generator>
    <meta:document-statistic meta:object-count="57"/>
  </office:meta>
</office:document-meta>
</file>